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jors speak up : Great biking means great cities : </text:p>
      <text:p text:style-name="Standard"><text:a xlink:type="simple" xlink:href="https://www.youtube.com/watch?v=s5_Of6u-vsI" text:style-name="Internet_20_link" text:visited-style-name="Visited_20_Internet_20_Link">https://www.youtube.com/watch?v=s5_Of6u-vsI</text:a></text:p>
      <text:p text:style-name="Standard"/>
      <text:p text:style-name="Standard">Intel Wireless Project Alloy VR :</text:p>
      <text:p text:style-name="Standard"><text:a xlink:type="simple" xlink:href="https://www.youtube.com/watch?v=TzLwZKgppFw" text:style-name="Internet_20_link" text:visited-style-name="Visited_20_Internet_20_Link">https://www.youtube.com/watch?v=TzLwZKgppFw</text:a></text:p>
      <text:p text:style-name="Standard"/>
      <text:p text:style-name="Standard">A highway that charges your electric car :</text:p>
      <text:p text:style-name="Standard"><text:a xlink:type="simple" xlink:href="https://www.youtube.com/watch?v=tygMgsDXIHg" text:style-name="Internet_20_link" text:visited-style-name="Visited_20_Internet_20_Link">https://www.youtube.com/watch?v=tygMgsDXIHg</text:a></text:p>
      <text:p text:style-name="Standard"/>
      <text:p text:style-name="Standard">This farm of the future uses no soil and 95% less water :</text:p>
      <text:p text:style-name="Standard"><text:a xlink:type="simple" xlink:href="https://www.youtube.com/watch?v=-_tvJtUHnmU" text:style-name="Internet_20_link" text:visited-style-name="Visited_20_Internet_20_Link">https://www.youtube.com/watch?v=-_tvJtUHnmU</text:a></text:p>
      <text:p text:style-name="Standard"/>
      <text:p text:style-name="Standard">Recycle Electronics :</text:p>
      <text:p text:style-name="Standard"><text:a xlink:type="simple" xlink:href="https://www.youtube.com/watch?v=fyuxWDkLdcI" text:style-name="Internet_20_link" text:visited-style-name="Visited_20_Internet_20_Link">https://www.youtube.com/watch?v=fyuxWDkLdcI</text:a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ément  CAUMES</meta:initial-creator>
    <meta:creation-date>2018-04-07T15:57:18.73</meta:creation-date>
    <meta:document-statistic meta:table-count="0" meta:image-count="0" meta:object-count="0" meta:page-count="1" meta:paragraph-count="10" meta:word-count="45" meta:character-count="420"/>
    <dc:date>2018-04-07T16:18:51.66</dc:date>
    <dc:creator>Clément  CAUMES</dc:creator>
    <meta:editing-duration>PT6M9S</meta:editing-duration>
    <meta:editing-cycles>1</meta:editing-cycles>
    <meta:generator>OpenOffice/4.1.5$Win32 OpenOffice.org_project/415m1$Build-9789</meta:generator>
  </office:meta>
</office:document-meta>
</file>